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fo:color="#800000" style:text-underline-style="none"/>
    </style:style>
    <style:style style:name="P3" style:family="paragraph" style:parent-style-name="Standard">
      <style:text-properties style:text-underline-style="none"/>
    </style:style>
    <style:style style:name="P4" style:family="paragraph" style:parent-style-name="Standard" style:list-style-name="L1">
      <style:text-properties style:text-underline-style="none"/>
    </style:style>
    <style:style style:name="P5" style:family="paragraph" style:parent-style-name="Standard" style:list-style-name="L2">
      <style:text-properties style:text-underline-style="none"/>
    </style:style>
    <style:style style:name="P6" style:family="paragraph" style:parent-style-name="Standard" style:list-style-name="L3">
      <style:text-properties style:text-underline-style="none"/>
    </style:style>
    <style:style style:name="P7" style:family="paragraph" style:parent-style-name="Standard" style:list-style-name="L4">
      <style:text-properties style:text-underline-style="none"/>
    </style:style>
    <style:style style:name="P8" style:family="paragraph" style:parent-style-name="Standard" style:list-style-name="L6">
      <style:text-properties style:text-underline-style="none"/>
    </style:style>
    <style:style style:name="P9" style:family="paragraph" style:parent-style-name="Text_20_body">
      <style:text-properties style:text-underline-style="none"/>
    </style:style>
    <style:style style:name="P10" style:family="paragraph" style:parent-style-name="Text_20_body" style:list-style-name="L5"/>
    <style:style style:name="T1" style:family="text">
      <style:text-properties style:text-underline-style="solid" style:text-underline-width="auto" style:text-underline-color="font-color"/>
    </style:style>
    <style:style style:name="T2" style:family="text">
      <style:text-properties style:text-underline-style="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I-ARIA – Acessible Rich Internet Application – </text:p>
      <text:p text:style-name="P2">(Expliquer l'accessibilité du web et comment y répond ARIA)</text:p>
      <text:p text:style-name="Standard"><text:span text:style-name="T2">L’accessibilité du web nécessite de fournir des informations sémantiques sur la structure et le comportement des widgets. <text:s/></text:span>On entend par widget des morceaux de code HTML et Javascript servant à créer des éléments de contrôle, comme des barres de progression, des sélecteurs de couleurs, des fausses cases à cocher avec un état "semi-coché". <text:span text:style-name="T2">Cette spécification fourni une ontologie des rôles, états et propriétés qui définissent l'interface utilisation. La norme ARIA reprend les types d’éléments de la norme HTML 5 et l'enrichie pour fournir une sémantiques au éléments interactifs d'une page web. Notamment les objets d'une page chargeant du contenu de manière dynamique.</text:span></text:p>
      <text:p text:style-name="P1"/>
      <text:p text:style-name="P2">(Illustrer avec des exemples d'utilisation dans des sites web réel → montrer que c'est utilisé)</text:p>
      <text:p text:style-name="P1"><text:s/></text:p>
      <text:p text:style-name="P1"/>
      <text:p text:style-name="P1">Attribut rôle :</text:p>
      <text:p text:style-name="P1">Tous les éléments HTML peuvent avoir un rôle spécifier dans la norme ARIA. Les rôles correspondent à la fonction qu'un élément HTML peut avoir. La liste des rôles est exhaustive :</text:p>
      <text:list xml:id="list977098456" text:style-name="L3">
        <text:list-item>
          <text:p text:style-name="P6">main : le contenu principale de la page</text:p>
        </text:list-item>
      </text:list>
      <text:list xml:id="list19725423311" text:style-name="L1">
        <text:list-item>
          <text:p text:style-name="P4">navigation : ensemble de lien de navigation</text:p>
        </text:list-item>
        <text:list-item>
          <text:p text:style-name="P4">menubar : menu d'une page</text:p>
        </text:list-item>
        <text:list-item>
          <text:p text:style-name="P4">timer : un type de région contenant un compteur numérique qui indique la quantité de temps depuis un point de début, ou le temps restant</text:p>
        </text:list-item>
        <text:list-item>
          <text:p text:style-name="P4">search : une région contenant des objets qui dans leur enssemble constituent un outil</text:p>
        </text:list-item>
      </text:list>
      <text:p text:style-name="P1">&lt;form role='search'&gt;</text:p>
      <text:p text:style-name="P1"><text:tab/>&lt;label&gt;mot cles : &lt;/lable&gt;</text:p>
      <text:p text:style-name="P1"><text:tab/>&lt;input type= 'search' name='q'/&gt;</text:p>
      <text:p text:style-name="P1"><text:tab/>&lt;input type='submit'&gt;</text:p>
      <text:p text:style-name="P1">&lt;/form&gt;</text:p>
      <text:list xml:id="list598247781" text:continue-numbering="true" text:style-name="L1">
        <text:list-item>
          <text:p text:style-name="P4">main : contenu principale</text:p>
        </text:list-item>
      </text:list>
      <text:p text:style-name="P1">&lt;section role= 'main'&gt;</text:p>
      <text:p text:style-name="P1"><text:tab/>&lt; !--Contenu principal --&gt;</text:p>
      <text:p text:style-name="P1">&lt;/section&gt;</text:p>
      <text:list xml:id="list585261727" text:style-name="L2">
        <text:list-item>
          <text:p text:style-name="P5">alert : un message d'alerte</text:p>
        </text:list-item>
        <text:list-item>
          <text:p text:style-name="P5">button : un contrôle d'entrée destiné à <text:s/>déclencher des actions </text:p>
        </text:list-item>
        <text:list-item>
          <text:p text:style-name="P5">checkbox : une case à cocher possédant trois états (vrai – faux -mixte)</text:p>
        </text:list-item>
      </text:list>
      <text:p text:style-name="P1"/>
      <text:p text:style-name="P9"><text:bookmark text:name="r-1298195"/>L'attribut <text:span text:style-name="Source_20_Text">role</text:span> possède un certain nombre de valeurs prédéfinies classées en catégories. Deux catégories vont nous intéresser : <text:span text:style-name="Emphasis">Document Structure</text:span> et <text:span text:style-name="Emphasis">Landmark Roles</text:span>. La première, <text:span text:style-name="Emphasis">Document Structure</text:span>, recense les rôles utilisés pour décrire la structure du contenu de la page. On y trouve les rôles suivants :</text:p>
      <text:p text:style-name="Text_20_body"><text:bookmark text:name="r-1298196"/><text:span text:style-name="Source_20_Text">article</text:span>, <text:span text:style-name="Source_20_Text">columnheader</text:span>, <text:span text:style-name="Source_20_Text">definition</text:span>, <text:span text:style-name="Source_20_Text">directory</text:span>, <text:span text:style-name="Source_20_Text">document</text:span>, <text:span text:style-name="Source_20_Text">group</text:span>, <text:span text:style-name="Source_20_Text">heading</text:span>, <text:span text:style-name="Source_20_Text">img</text:span>, <text:span text:style-name="Source_20_Text">list</text:span>, <text:span text:style-name="Source_20_Text">listitem</text:span>, <text:span text:style-name="Source_20_Text">math</text:span>, <text:span text:style-name="Source_20_Text">note</text:span>, <text:span text:style-name="Source_20_Text">presentation</text:span>, <text:span text:style-name="Source_20_Text">region</text:span>, <text:span text:style-name="Source_20_Text">row</text:span>, <text:span text:style-name="Source_20_Text">rowheader</text:span>, <text:span text:style-name="Source_20_Text">separator</text:span>, <text:span text:style-name="Source_20_Text">toolbar</text:span></text:p>
      <text:p text:style-name="P1"/>
      <text:p text:style-name="P9"><text:bookmark text:name="r-1298197"/>L'autre catégorie, <text:span text:style-name="Emphasis">Landamrk Roles</text:span> est plus succincte, mais surtout plus importante. Il s'agit ici de décrire les éléments auxquels le lecteur veut accéder en priorité. Voici les rôles disponibles :</text:p>
      <text:list xml:id="list1373760666" text:style-name="L5">
        <text:list-item>
          <text:p text:style-name="P10"><text:bookmark text:name="r-1298214"/><text:bookmark text:name="r-1298199"/><text:bookmark text:name="r-1298198"/><text:span text:style-name="Source_20_Text">application</text:span> : il s'agit d'une application</text:p>
        </text:list-item>
        <text:list-item>
          <text:p text:style-name="P10"><text:bookmark text:name="r-1298201"/><text:bookmark text:name="r-1298200"/><text:span text:style-name="Source_20_Text">banner</text:span> : il s'agit d'une bannière</text:p>
        </text:list-item>
        <text:list-item>
          <text:p text:style-name="P10"><text:bookmark text:name="r-1298203"/><text:bookmark text:name="r-1298202"/><text:span text:style-name="Source_20_Text">complementary</text:span> : il s'agit d'informations complémentaires</text:p>
        </text:list-item>
        <text:list-item>
          <text:p text:style-name="P10"><text:bookmark text:name="r-1298205"/><text:bookmark text:name="r-1298204"/><text:soft-page-break/><text:span text:style-name="Source_20_Text">contentinfo</text:span> : il s'agit d'informations quant au contenu</text:p>
        </text:list-item>
        <text:list-item>
          <text:p text:style-name="P10"><text:bookmark text:name="r-1298207"/><text:bookmark text:name="r-1298206"/><text:span text:style-name="Source_20_Text">form</text:span> : il s'agit d'un formulaire</text:p>
        </text:list-item>
        <text:list-item>
          <text:p text:style-name="P10"><text:bookmark text:name="r-1298209"/><text:bookmark text:name="r-1298208"/><text:span text:style-name="Source_20_Text">main</text:span> : il s'agit de la structure principale de la page (ce qui englobe le contenu)</text:p>
        </text:list-item>
        <text:list-item>
          <text:p text:style-name="P10"><text:bookmark text:name="r-1298211"/><text:bookmark text:name="r-1298210"/><text:span text:style-name="Source_20_Text">navigation</text:span> : il s'agit d'informations sur la navigation. C'est l'équivalent de <text:span text:style-name="Source_20_Text">&lt;nav&gt;</text:span></text:p>
        </text:list-item>
        <text:list-item>
          <text:p text:style-name="P10"><text:bookmark text:name="r-1298213"/><text:bookmark text:name="r-1298212"/><text:span text:style-name="Source_20_Text">search</text:span> : il s'agit d'un formulaire de recherche</text:p>
        </text:list-item>
      </text:list>
      <text:p text:style-name="Text_20_body"/>
      <text:p text:style-name="Text_20_body"/>
      <text:p text:style-name="Text_20_body"><text:bookmark text:name="r-1298190"/>La norme ARIA introduit l'attribut <text:span text:style-name="Source_20_Text">role</text:span>, qui peut s'utiliser au sein des éléments HTML. Le but de cet attribut est d'indiquer quel est le rôle de l'élément en question. À cela s'ajoute un grand nombre d'attributs dont le nom commence par <text:span text:style-name="Source_20_Text">aria-</text:span>. Le plus connu est certainement <text:span text:style-name="Source_20_Text">aria-required</text:span> qui est une manière d'indiquer qu'un champ de formulaire doit être remplis.</text:p>
      <text:section text:style-name="Sect1" text:name="r-1298192">
        <text:p text:style-name="Text_20_body"><text:bookmark text:name="r-1298191"/>Mais, en HTML 5, les champs possèdent déjà un attribut <text:span text:style-name="Source_20_Text">required</text:span>. Pourquoi utiliser <text:span text:style-name="Source_20_Text">aria-required</text:span> ?</text:p>
      </text:section>
      <text:p text:style-name="Text_20_body"><text:bookmark text:name="r-1298193"/>Parce que leur utilité n'est pas la même. <text:span text:style-name="Source_20_Text">required</text:span> sera reconnue par le navigateur, et ce dernier empêchera l'utilisateur d'envoyer le formulaire tant que le champ n'est pas rempli. <text:span text:style-name="Source_20_Text">aria-required</text:span> va indiquer à la synthèse vocale que l'élément doit être renseigné. En quelque sorte, c'est l'équivalent pour les non voyants du petit astérisque que l'on place pour indiquer que le champ ne peut être omis.</text:p>
      <text:p text:style-name="Text_20_body"><text:bookmark text:name="r-1298194"/>Dans le cas qui nous occupe ici, nous allons surtout utiliser l'attribut <text:span text:style-name="Source_20_Text">role</text:span> pour définir le... rôle des différentes parties du site, en plus des éléments HTML 5. Eh oui, deux éléments <text:span text:style-name="Source_20_Text">&lt;section&gt;</text:span> peuvent très bien avoir deux rôles différents ! Nous n'allons donc pas approfondir la création de widgets au moyen des attributs <text:span text:style-name="Source_20_Text">aria-</text:span> car ce n'est pas le but de ce cours.</text:p>
      <text:p text:style-name="Text_20_body"/>
      <text:p text:style-name="P1"/>
      <text:p text:style-name="P1"/>
      <text:p text:style-name="P1"><text:s/><text:span text:style-name="T1">États et propriétés :</text:span></text:p>
      <text:p text:style-name="P1"><text:span text:style-name="T1"/></text:p>
      <text:p text:style-name="P1">Chaque élément de HTML peut avoir un état ou une propriété spécifié.</text:p>
      <text:p text:style-name="P1">Certain attribut sont globale, c'est à dire applicable à toute les éléments HTML.</text:p>
      <text:list xml:id="list2158269273" text:style-name="L4">
        <text:list-item>
          <text:p text:style-name="P7">aria-hidden (etat)indique si un élément et ses descendants sont visible ou non.</text:p>
        </text:list-item>
        <text:list-item>
          <text:p text:style-name="P7">aria-orientation : indique l’orientation (verticale ou horizontale) </text:p>
        </text:list-item>
        <text:list-item>
          <text:p text:style-name="P7">aria-live : indique que l'élément sera mise à jours.</text:p>
        </text:list-item>
      </text:list>
      <text:p text:style-name="P1"/>
      <text:p text:style-name="P1"/>
      <text:p text:style-name="P1">On peut utiliser les rôles dans pour augmenter la sémantique en attribuant un rôle aux différentes balises &lt;section&gt; d'une page.</text:p>
      <text:p text:style-name="P1"/>
      <text:p text:style-name="P1"/>
      <text:p text:style-name="P1"/>
      <text:p text:style-name="P1"/>
      <text:p text:style-name="P1"/>
      <text:p text:style-name="P1"/>
      <text:p text:style-name="P1">Source : </text:p>
      <text:list xml:id="list2165121206" text:style-name="L6">
        <text:list-item>
          <text:p text:style-name="P8">http://fr.openclassrooms.com/informatique/cours/creer-un-blog-accessible-avec-html5/la-norme-ari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Lohit Hindi2"/>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2-13T16:59:07</meta:creation-date>
    <meta:generator>LibreOffice/3.5$Linux_x86 LibreOffice_project/350m1$Build-2</meta:generator>
    <dc:date>2014-02-27T16:02:40</dc:date>
    <dc:creator>Asus </dc:creator>
    <meta:editing-duration>PT1H59M54S</meta:editing-duration>
    <meta:editing-cycles>29</meta:editing-cycles>
    <meta:document-statistic meta:table-count="0" meta:image-count="0" meta:object-count="0" meta:page-count="2" meta:paragraph-count="48" meta:word-count="749" meta:character-count="4706" meta:non-whitespace-character-count="4015"/>
  </office:meta>
</office:document-meta>
</file>